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math xmlns="http://www.w3.org/1998/Math/MathML">
  <semantics>
    <mrow>
      <mi mathvariant="italic">Minimum</mi>
      <mi mathvariant="italic">stockage</mi>
      <mi/>
      <mo stretchy="false">→</mo>
      <mi/>
      <msub>
        <mi>Q</mi>
        <mi>a</mi>
      </msub>
      <mrow>
        <mi/>
        <mo stretchy="false">&gt;</mo>
        <mi/>
      </mrow>
      <mfrac>
        <mrow>
          <msub>
            <mn>2.P</mn>
            <mi>u</mi>
          </msub>
          <mn>.</mn>
          <msub>
            <mi mathvariant="italic">T.C</mi>
            <mi>c</mi>
          </msub>
        </mrow>
        <msup>
          <mrow>
            <mi stretchy="false" mathvariant="normal">[</mi>
            <mrow>
              <mi>P</mi>
              <mo stretchy="false">+</mo>
              <msub>
                <mi>C</mi>
                <mi mathvariant="italic">cpc</mi>
              </msub>
            </mrow>
            <mi stretchy="false" mathvariant="normal">]</mi>
          </mrow>
          <mn>2</mn>
        </msup>
      </mfrac>
    </mrow>
    <annotation encoding="StarMath 5.0">Minimum stockage ~rightarrow~ Q_{a}`&gt;`{2.P_{u}.T.C_{c}} over {[P + C_{cpc}]^2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